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8pt" officeooo:rsid="000b5db1" officeooo:paragraph-rsid="000b5db1" style:font-size-asian="15.75pt" style:font-size-complex="18pt"/>
    </style:style>
    <style:style style:name="T1"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co( )City</text:p>
      <text:p text:style-name="Standard"/>
      <text:p text:style-name="P1"><text:tab/><text:tab/>Présentation du projet :</text:p>
      <text:p text:style-name="P1"/>
      <text:p text:style-name="P2"><text:tab/>Dans le cadre du Cirious Game 3, nous avons à créer un jeu vidéo tout en reprenant un des thèmes proposés. Nous avons choisi le thème de la transition énergétique, et sommes partis sur un jeu de gestion en vue 2D isométrique. L'objectif est, à la fin, d'avoir un jeu fonctionnel tout en transmettant un message relatif au thème choisi (ici la transition énergétique). Le public ciblé est consitué principalement d'étudiants.</text:p>
      <text:p text:style-name="P2"/>
      <text:p text:style-name="P2"><text:tab/><text:tab/><text:span text:style-name="T1">Besoins et contraintes :</text:span></text:p>
      <text:p text:style-name="P1"/>
      <text:p text:style-name="P2"><text:tab/>À terme, le but est d'avoir un jeu complet et jouable, reprenant les caractéristiques évoquées dans ce cahier des charges. Le développement se fera essentiellement en Javascript, à l'aide de la librairie Phaser3, et devra être compatible HTML5.</text:p>
      <text:p text:style-name="P2"/>
      <text:p text:style-name="P2"/>
      <text:p text:style-name="P2"><text:tab/><text:tab/><text:span text:style-name="T1">Caractéristiques techniques et résultats attendus :</text:span></text:p>
      <text:p text:style-name="P1"/>
      <text:p text:style-name="P2"><text:tab/>Au lancement d'une partie, le joueur se retrouve sur une carte représentant une ville productive mais polluante. Le but est de garder la productivité, voire l'augmenter, tout en réduisant la pollution rejetée. Le joueur a plusieurs ressources à sa disposition, qu'il pourra utiliser afin de faire grandir sa ville et créer de nouveaux bâtiments. Ces ressources sont : l'électricité (permettant de faire fonctionner les bâtiments), la pollution (rejetée par certains bâtiments et qu'il faudra faire baisser), la population (qui permettra d'augmenter la productivité et la taille de la ville), l'argent (utile à la construction et la maintenance des bâtiments) et l'eau (utile à la population et au fonctionnement de certains bâtiments). Pour ce faire, le joueur aura accès à plusieurs types de bâtiments : des habitations, des usines de production d'énergie (polluantes ou non), des usines de production d'argent et des bâtiments de traitement d'eau. Le joueur aura donc à gérer l'espace disponible ainsi que ses propres ressources afin de pouvoir avancer. Si la ville atteint un taux de pollution critique, un déficit trop important, une eau, une énergie ou une population à 0, la partie s'arrête et le joueur a perdu.</text:p>
      <text:p text:style-name="P2"/>
      <text:p text:style-name="P2"><text:tab/>Notre jeu aura deux modes différents à disposition : un mode histoire et un mode « sandbox ». Le mode histoire aura des conditions de victoires particulières, ainsi qu'une difficulté à choisir, difficulté qui augmentera les conditions de victoire. Le mode « sandbox », lui, ne présentera pas de conditions de victoire, rendant la partie « infinie ». Des événements aléatoires peuvent également survenir. Plus le taux de pollution de la ville augmente, plus la probabilité qu'un événement arrive est forte. Ces événements seront destructeurs et auront pour but, soit de rendre l'expérience plus compliquée, soit de relancer le jeu en mode « sandbox » lorsque le joueur aura atteint un bon compromis parmi la productivité et la pollution. La difficulté du mode histoire augmentera également la probabilité d'événements aléatoires.</text:p>
      <text:p text:style-name="P2"/>
      <text:p text:style-name="P2"><text:tab/>L'interface au lancement du jeu se présentera par le logo du jeu, avec les boutons « Jouer », « Options » et « Quitter' ». Le jeu n'étant pas un exécutable mais une application Javascript interprétée sur HTML5, le bouton « Quitter » effectuera simplement la commande CTRL+W fermant ainsi l'onglet contenant le jeu. Dans la partie, l'interface sera constituée des ressources représentées par leurs logos en haut à droite de la fenêtre, la carte du jeu prenant la majorité de l'écran au milieu de la fenêtre, et une barre en bas donnant accès aux différents bâtiments disponibles. Certains bâtiments ne sont utilisables qu'après avoir atteint certains paliers dans les res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5:46:09.52</meta:creation-date>
    <dc:date>2019-01-25T10:59:34.897429606</dc:date>
    <meta:editing-duration>PT18M59S</meta:editing-duration>
    <meta:editing-cycles>3</meta:editing-cycles>
    <meta:generator>LibreOffice/5.1.6.2$Linux_X86_64 LibreOffice_project/10m0$Build-2</meta:generator>
    <meta:document-statistic meta:table-count="0" meta:image-count="0" meta:object-count="0" meta:page-count="1" meta:paragraph-count="9" meta:word-count="558" meta:character-count="3512" meta:non-whitespace-character-count="2952"/>
  </office:meta>
</office:document-meta>
</file>